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6.463cm"/>
    </style:style>
    <style:style style:name="co8" style:family="table-column">
      <style:table-column-properties fo:break-before="auto" style:column-width="6.08cm"/>
    </style:style>
    <style:style style:name="co9" style:family="table-column">
      <style:table-column-properties fo:break-before="auto" style:column-width="5.944cm"/>
    </style:style>
    <style:style style:name="co10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2:Feuille1.D2 Feuille1.D3:Feuille1.D6 Feuille1.E2:Feuille1.E2 Feuille1.E3:Feuille1.E6 Feuille1.F2:Feuille1.F2 Feuille1.F3:Feuille1.F6 Feuille1.G2:Feuille1.G2 Feuille1.G3:Feuille1.G6 Feuille1.H2:Feuille1.H2 Feuille1.H3:Feuille1.H6 Feuille1.I2:Feuille1.I2 Feuille1.I3:Feuille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<text:s/>outgoing throughput(message/secon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, unbounded pool</text:p>
          </table:table-cell>
          <table:table-cell office:value-type="string" calcext:value-type="string">
            <text:p>concurrent collections, unbounded pool</text:p>
          </table:table-cell>
          <table:table-cell office:value-type="string" calcext:value-type="string">
            <text:p>concurrent collections, bounded pool</text:p>
          </table:table-cell>
          <table:table-cell office:value-type="string" calcext:value-type="string">
            <text:p>actors with real thread pool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table:style-name="ce1" office:value-type="float" office:value="20120724.3460765" calcext:value-type="float">
            <text:p>20120724</text:p>
          </table:table-cell>
          <table:table-cell table:style-name="ce2" office:value-type="float" office:value="6381620.93171666" calcext:value-type="float">
            <text:p>6381621</text:p>
          </table:table-cell>
          <table:table-cell table:style-name="ce2" office:value-type="float" office:value="9852216.74876847" calcext:value-type="float">
            <text:p>9852217</text:p>
          </table:table-cell>
          <table:table-cell table:style-name="ce2" office:value-type="float" office:value="8517887.56388416" calcext:value-type="float">
            <text:p>8517888</text:p>
          </table:table-cell>
          <table:table-cell table:style-name="ce3" office:value-type="float" office:value="7132667.61768902" calcext:value-type="float">
            <text:p>7,13E+006</text:p>
          </table:table-cell>
          <table:table-cell table:style-name="ce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table:style-name="ce1" office:value-type="float" office:value="16920473.7732657" calcext:value-type="float">
            <text:p>16920474</text:p>
          </table:table-cell>
          <table:table-cell table:style-name="ce2" office:value-type="float" office:value="7552870.09063444" calcext:value-type="float">
            <text:p>7552870</text:p>
          </table:table-cell>
          <table:table-cell table:style-name="ce2" office:value-type="float" office:value="8576329.33104631" calcext:value-type="float">
            <text:p>8576329</text:p>
          </table:table-cell>
          <table:table-cell table:style-name="ce2" office:value-type="float" office:value="18761726.0787992" calcext:value-type="float">
            <text:p>18761726</text:p>
          </table:table-cell>
          <table:table-cell table:style-name="ce3" office:value-type="float" office:value="15267175.5725191" calcext:value-type="float">
            <text:p>1,53E+007</text:p>
          </table:table-cell>
          <table:table-cell table:style-name="ce3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table:style-name="ce1" office:value-type="float" office:value="5491488.19330038" calcext:value-type="float">
            <text:p>5491488</text:p>
          </table:table-cell>
          <table:table-cell table:style-name="ce2" office:value-type="float" office:value="1555693.8394524" calcext:value-type="float">
            <text:p>1555694</text:p>
          </table:table-cell>
          <table:table-cell table:style-name="ce2" office:value-type="float" office:value="2297794.11764706" calcext:value-type="float">
            <text:p>2297794</text:p>
          </table:table-cell>
          <table:table-cell table:style-name="ce2" office:value-type="float" office:value="3835826.62063675" calcext:value-type="float">
            <text:p>3835827</text:p>
          </table:table-cell>
          <table:table-cell table:style-name="ce3" office:value-type="float" office:value="2698327.03723691" calcext:value-type="float">
            <text:p>2,70E+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table:style-name="ce1" office:value-type="float" office:value="666666.666666667" calcext:value-type="float">
            <text:p>666667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6]/[.E6]"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5:27:13.69944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3T16:30:38.009779603</dc:date>
    <meta:editing-duration>P1DT1H9M40S</meta:editing-duration>
    <meta:editing-cycles>13</meta:editing-cycles>
    <meta:generator>LibreOffice/4.3.7.2$Linux_X86_64 LibreOffice_project/43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2.808cm" style:legend-expansion="high" chart:style-name="ch2"/>
        <chart:plot-area chart:style-name="ch3" table:cell-range-address="Feuille1.D2:Feuille1.I6" chart:data-source-has-labels="both" svg:x="0.32cm" svg:y="0.18cm" svg:width="9.948cm" svg:height="8.64cm">
          <chartooo:coordinate-region svg:x="2.053cm" svg:y="0.379cm" svg:width="8.131cm" svg:height="7.396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series chart:style-name="ch9" chart:values-cell-range-address="Feuille1.G3:Feuille1.G6" chart:label-cell-address="Feuille1.G2:Feuille1.G2" chart:class="chart:bar">
            <chart:data-point chart:repeated="4"/>
          </chart:series>
          <chart:series chart:style-name="ch10" chart:values-cell-range-address="Feuille1.H3:Feuille1.H6" chart:label-cell-address="Feuille1.H2:Feuille1.H2" chart:class="chart:bar">
            <chart:data-point chart:repeated="4"/>
          </chart:series>
          <chart:series chart:style-name="ch11" chart:values-cell-range-address="Feuille1.I3:Feuille1.I6" chart:label-cell-address="Feuille1.I2:Feuille1.I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E2:Feuille1.E2</svg:desc>
                </draw:g>
              </table:table-cell>
              <table:table-cell office:value-type="string">
                <text:p>synchronized, unbounded pool</text:p>
                <draw:g>
                  <svg:desc>Feuille1.F2:Feuille1.F2</svg:desc>
                </draw:g>
              </table:table-cell>
              <table:table-cell office:value-type="string">
                <text:p>concurrent collections, unbounded pool</text:p>
                <draw:g>
                  <svg:desc>Feuille1.G2:Feuille1.G2</svg:desc>
                </draw:g>
              </table:table-cell>
              <table:table-cell office:value-type="string">
                <text:p>concurrent collections, bounded pool</text:p>
                <draw:g>
                  <svg:desc>Feuille1.H2:Feuille1.H2</svg:desc>
                </draw:g>
              </table:table-cell>
              <table:table-cell office:value-type="string">
                <text:p>actors with real thread pools</text:p>
                <draw:g>
                  <svg:desc>Feuille1.I2:Feui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D3:Feuille1.D6</svg:desc>
                </draw:g>
              </table:table-cell>
              <table:table-cell office:value-type="float" office:value="20120724.3460765">
                <text:p>20120724.3460765</text:p>
                <draw:g>
                  <svg:desc>Feuille1.E3:Feuille1.E6</svg:desc>
                </draw:g>
              </table:table-cell>
              <table:table-cell office:value-type="float" office:value="6381620.93171666">
                <text:p>6381620.93171666</text:p>
                <draw:g>
                  <svg:desc>Feuille1.F3:Feuille1.F6</svg:desc>
                </draw:g>
              </table:table-cell>
              <table:table-cell office:value-type="float" office:value="9852216.74876847">
                <text:p>9852216.74876847</text:p>
                <draw:g>
                  <svg:desc>Feuille1.G3:Feuille1.G6</svg:desc>
                </draw:g>
              </table:table-cell>
              <table:table-cell office:value-type="float" office:value="8517887.56388416">
                <text:p>8517887.56388416</text:p>
                <draw:g>
                  <svg:desc>Feuille1.H3:Feuille1.H6</svg:desc>
                </draw:g>
              </table:table-cell>
              <table:table-cell office:value-type="float" office:value="7132667.61768902">
                <text:p>7132667.61768902</text:p>
                <draw:g>
                  <svg:desc>Feuille1.I3:Feuille1.I6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7552870.09063444">
                <text:p>7552870.09063444</text:p>
              </table:table-cell>
              <table:table-cell office:value-type="float" office:value="8576329.33104631">
                <text:p>8576329.33104631</text:p>
              </table:table-cell>
              <table:table-cell office:value-type="float" office:value="18761726.0787992">
                <text:p>18761726.0787992</text:p>
              </table:table-cell>
              <table:table-cell office:value-type="float" office:value="15267175.5725191">
                <text:p>15267175.5725191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1555693.8394524">
                <text:p>1555693.8394524</text:p>
              </table:table-cell>
              <table:table-cell office:value-type="float" office:value="2297794.11764706">
                <text:p>2297794.11764706</text:p>
              </table:table-cell>
              <table:table-cell office:value-type="float" office:value="3835826.62063675">
                <text:p>3835826.62063675</text:p>
              </table:table-cell>
              <table:table-cell office:value-type="float" office:value="2698327.03723691">
                <text:p>2698327.03723691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